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020000038AE9FF46FC6CBACCC5.png" manifest:media-type="image/png"/>
  <manifest:file-entry manifest:full-path="Pictures/100002010000041C000002BA69739496115BCD1D.png" manifest:media-type="image/png"/>
  <manifest:file-entry manifest:full-path="Pictures/10000201000004780000026A07CA0C4037BF2728.png" manifest:media-type="image/png"/>
  <manifest:file-entry manifest:full-path="Pictures/10000201000002D1000000D718822B32956F20EA.png" manifest:media-type="image/png"/>
  <manifest:file-entry manifest:full-path="Pictures/10000201000004730000035C77EF83B9C8D1B6B1.png" manifest:media-type="image/png"/>
  <manifest:file-entry manifest:full-path="Pictures/100002010000044900000326226255E1882DFE2C.png" manifest:media-type="image/png"/>
  <manifest:file-entry manifest:full-path="Pictures/1000020100000257000002571F933A28E5D05C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" svg:font-family="Avenir"/>
    <style:font-face style:name="Helvetica Neue Light" svg:font-family="'Helvetica Neue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03cm, 0.187cm, 0.703cm, 0.187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re_20_-_20_Centré-title">
      <style:graphic-properties draw:stroke="none" svg:stroke-width="0cm" draw:fill="none" draw:textarea-vertical-align="middle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8" style:family="presentation" style:parent-style-name="Titre_20_-_20_Centré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re_20_Undraw-title">
      <style:graphic-properties draw:stroke="none" svg:stroke-width="0cm" draw:fill="none" draw:textarea-vertical-align="middle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10" style:family="presentation" style:parent-style-name="Titre_20_Undraw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re_20_-_20_Corps_20_Undraw_20_1-title">
      <style:graphic-properties draw:stroke="none" svg:stroke-width="0cm" draw:fill="none" draw:textarea-vertical-align="middle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12" style:family="presentation" style:parent-style-name="Titre_20_-_20_Corps_20_Undraw_20_1-outline1" style:list-style-name="L16">
      <style:graphic-properties draw:stroke="none" svg:stroke-width="0cm" draw:fill="none" draw:textarea-vertical-align="top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13" style:family="presentation" style:parent-style-name="Titre_20_-_20_Corps_20_Undraw_20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Photo_20_pleine_20_pag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re_20_-_20_Corps_20_Undraw_20_2-title">
      <style:graphic-properties draw:stroke="none" svg:stroke-width="0cm" draw:fill="none" draw:textarea-vertical-align="middle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16" style:family="presentation" style:parent-style-name="Titre_20_-_20_Corps_20_Undraw_20_2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17" style:family="presentation" style:parent-style-name="Titre_20_-_20_Corps_20_Undraw_20_2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re_20_-_20_Corps_20_Undraw_20_4-title">
      <style:graphic-properties draw:stroke="none" svg:stroke-width="0cm" draw:fill="none" draw:textarea-vertical-align="middle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19" style:family="presentation" style:parent-style-name="Titre_20_-_20_Corps_20_Undraw_20_4-outline1" style:list-style-name="L16">
      <style:graphic-properties draw:stroke="none" svg:stroke-width="0cm" draw:fill="none" draw:textarea-vertical-align="top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20" style:family="presentation" style:parent-style-name="Titre_20_-_20_Corps_20_Undraw_20_4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re_20_-_20_Puces-title" style:list-style-name="L18">
      <style:graphic-properties draw:stroke="none" svg:stroke-width="0cm" draw:fill="none" draw:textarea-vertical-align="middle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22" style:family="presentation" style:parent-style-name="Titre_20_-_20_Puces-outline1">
      <style:graphic-properties draw:stroke="none" svg:stroke-width="0cm" draw:fill="none" draw:textarea-vertical-align="top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23" style:family="presentation" style:parent-style-name="Titre_20_-_20_Puce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itation-outline1">
      <style:graphic-properties draw:stroke="none" svg:stroke-width="0cm" draw:fill="none" draw:textarea-vertical-align="top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25" style:family="presentation" style:parent-style-name="Citation-outline1">
      <style:graphic-properties draw:stroke="none" svg:stroke-width="0cm" draw:fill="none" draw:textarea-vertical-align="middle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26" style:family="presentation" style:parent-style-name="Cita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Photo_20_-_20_Titre-outline1">
      <style:graphic-properties draw:stroke="none" svg:stroke-width="0cm" draw:fill="none" draw:textarea-vertical-align="middle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28" style:family="presentation" style:parent-style-name="Photo_20_-_20_Titr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re_20_-_20_Centré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7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/>
      <style:paragraph-properties fo:margin-left="0cm" fo:margin-right="0cm" fo:margin-top="0.776cm" fo:margin-bottom="0cm" fo:line-height="100%" fo:text-align="start" fo:text-indent="0cm" style:writing-mode="lr-tb" style:font-independent-line-spacing="true"/>
      <style:text-properties fo:font-variant="normal" fo:text-transform="none" fo:color="#1b388e" style:text-line-through-style="none" style:text-line-through-type="none" style:text-position="0% 100%" style:font-name="Avenir" fo:font-size="17pt" fo:letter-spacing="normal" fo:font-style="normal" style:text-underline-style="none" fo:font-weight="normal" style:font-name-asian="Avenir" style:font-size-asian="17pt" style:font-style-asian="normal" style:font-weight-asian="normal" style:font-name-complex="Avenir" style:font-size-complex="17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1.27cm" fo:margin-right="0cm" fo:margin-top="0.776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b388e" style:text-line-through-style="none" style:text-line-through-type="none" style:text-position="0% 100%" style:font-name="Avenir" fo:font-size="17pt" fo:letter-spacing="normal" fo:font-style="normal" style:text-underline-style="none" fo:font-weight="normal" style:font-name-asian="Avenir" style:font-size-asian="17pt" style:font-style-asian="normal" style:font-weight-asian="normal" style:font-name-complex="Avenir" style:font-size-complex="17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venir" fo:font-size="42pt" fo:letter-spacing="normal" fo:font-style="normal" style:text-underline-style="none" fo:font-weight="normal" style:font-name-asian="Avenir" style:font-size-asian="42pt" style:font-style-asian="normal" style:font-weight-asian="normal" style:font-name-complex="Avenir" style:font-size-complex="42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776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venir" fo:font-size="42pt" fo:letter-spacing="normal" fo:font-style="normal" style:text-underline-style="none" fo:font-weight="normal" style:font-name-asian="Avenir" style:font-size-asian="42pt" style:font-style-asian="normal" style:font-weight-asian="normal" style:font-name-complex="Avenir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venir" fo:font-size="20pt" fo:letter-spacing="normal" fo:font-style="normal" style:text-underline-style="none" fo:font-weight="normal" style:font-name-asian="Avenir" style:font-size-asian="20pt" style:font-style-asian="normal" style:font-weight-asian="normal" style:font-name-complex="Avenir" style:font-size-complex="20pt" style:font-style-complex="normal" style:font-weight-complex="normal"/>
    </style:style>
    <style:style style:name="T3" style:family="text">
      <style:text-properties fo:font-variant="normal" fo:text-transform="none" fo:color="#304e9b" style:text-line-through-style="none" style:text-line-through-type="none" style:text-position="0% 100%" style:font-name="Avenir" fo:font-size="42pt" fo:letter-spacing="normal" fo:font-style="normal" style:text-underline-style="none" fo:font-weight="normal" style:font-name-asian="Avenir" style:font-size-asian="42pt" style:font-style-asian="normal" style:font-weight-asian="normal" style:font-name-complex="Avenir" style:font-size-complex="42pt" style:font-style-complex="normal" style:font-weight-complex="normal"/>
    </style:style>
    <style:style style:name="T4" style:family="text">
      <style:text-properties fo:font-variant="normal" fo:text-transform="none" fo:color="#1b388e" style:text-line-through-style="none" style:text-line-through-type="none" style:text-position="0% 100%" style:font-name="Avenir" fo:font-size="20pt" fo:letter-spacing="normal" fo:font-style="normal" style:text-underline-style="none" fo:font-weight="normal" style:font-name-asian="Avenir" style:font-size-asian="20pt" style:font-style-asian="normal" style:font-weight-asian="normal" style:font-name-complex="Avenir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venir" fo:font-size="17pt" fo:letter-spacing="normal" fo:font-style="normal" style:text-underline-style="none" fo:font-weight="normal" style:font-name-asian="Avenir" style:font-size-asian="17pt" style:font-style-asian="normal" style:font-weight-asian="normal" style:font-name-complex="Avenir" style:font-size-complex="17pt" style:font-style-complex="normal" style:font-weight-complex="normal"/>
    </style:style>
    <style:style style:name="T6" style:family="text">
      <style:text-properties fo:font-variant="normal" fo:text-transform="none" fo:color="#1b388e" style:text-line-through-style="none" style:text-line-through-type="none" style:text-position="0% 100%" style:font-name="Avenir" fo:font-size="12pt" fo:letter-spacing="normal" fo:font-style="normal" style:text-underline-style="none" fo:font-weight="normal" style:font-name-asian="Avenir" style:font-size-asian="12pt" style:font-style-asian="normal" style:font-weight-asian="normal" style:font-name-complex="Avenir" style:font-size-complex="12pt" style:font-style-complex="normal" style:font-weight-complex="normal"/>
    </style:style>
    <style:style style:name="T7" style:family="text">
      <style:text-properties fo:font-variant="normal" fo:text-transform="none" fo:color="#1b388e" style:text-line-through-style="none" style:text-line-through-type="none" style:text-position="0% 100%" style:font-name="Avenir" fo:font-size="53pt" fo:letter-spacing="normal" fo:font-style="normal" style:text-underline-style="none" fo:font-weight="normal" style:font-name-asian="Avenir" style:font-size-asian="53pt" style:font-style-asian="normal" style:font-weight-asian="normal" style:font-name-complex="Avenir" style:font-size-complex="53pt" style:font-style-complex="normal" style:font-weight-complex="normal"/>
    </style:style>
    <style:style style:name="T8" style:family="text">
      <style:text-properties fo:font-variant="normal" fo:text-transform="none" fo:color="#304e9b" style:text-line-through-style="none" style:text-line-through-type="none" style:text-position="0% 100%" style:font-name="Avenir" fo:font-size="23pt" fo:letter-spacing="normal" fo:font-style="normal" style:text-underline-style="none" fo:font-weight="normal" style:font-name-asian="Avenir" style:font-size-asian="23pt" style:font-style-asian="normal" style:font-weight-asian="normal" style:font-name-complex="Avenir" style:font-size-complex="2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ffffff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04e9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1b388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304e9b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017cm" text:min-label-width="0.652cm"/>
        <style:text-properties style:font-name="Avenir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017cm" text:min-label-width="0.652cm"/>
        <style:text-properties style:font-name="Avenir" fo:color="#ffffff" fo:font-size="100%"/>
      </text:list-level-style-bullet>
      <text:list-level-style-bullet text:level="2" text:bullet-char="•">
        <style:list-level-properties text:space-before="0.442cm" text:min-label-width="0.652cm"/>
        <style:text-properties style:font-name="Avenir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-0.017cm" text:min-label-width="0.652cm"/>
        <style:text-properties style:font-name="Avenir" fo:color="#ffffff" fo:font-size="100%"/>
      </text:list-level-style-bullet>
      <text:list-level-style-bullet text:level="2" text:bullet-char="•">
        <style:list-level-properties text:space-before="0.442cm" text:min-label-width="0.652cm"/>
        <style:text-properties style:font-name="Avenir" fo:color="#ffffff" fo:font-size="100%"/>
      </text:list-level-style-bullet>
      <text:list-level-style-bullet text:level="3" text:bullet-char="•">
        <style:list-level-properties text:space-before="0.936cm" text:min-label-width="0.616cm"/>
        <style:text-properties style:font-name="Avenir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017cm" text:min-label-width="0.652cm"/>
        <style:text-properties style:font-name="Avenir" fo:color="#ffffff" fo:font-size="100%"/>
      </text:list-level-style-bullet>
      <text:list-level-style-bullet text:level="2" text:bullet-char="•">
        <style:list-level-properties text:space-before="0.442cm" text:min-label-width="0.652cm"/>
        <style:text-properties style:font-name="Avenir" fo:color="#ffffff" fo:font-size="100%"/>
      </text:list-level-style-bullet>
      <text:list-level-style-bullet text:level="3" text:bullet-char="•">
        <style:list-level-properties text:space-before="0.936cm" text:min-label-width="0.616cm"/>
        <style:text-properties style:font-name="Avenir" fo:color="#ffffff" fo:font-size="100%"/>
      </text:list-level-style-bullet>
      <text:list-level-style-bullet text:level="4" text:bullet-char="•">
        <style:list-level-properties text:space-before="1.395cm" text:min-label-width="0.616cm"/>
        <style:text-properties style:font-name="Avenir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-0.017cm" text:min-label-width="0.652cm"/>
        <style:text-properties style:font-name="Avenir" fo:color="#ffffff" fo:font-size="100%"/>
      </text:list-level-style-bullet>
      <text:list-level-style-bullet text:level="2" text:bullet-char="•">
        <style:list-level-properties text:space-before="0.442cm" text:min-label-width="0.652cm"/>
        <style:text-properties style:font-name="Avenir" fo:color="#ffffff" fo:font-size="100%"/>
      </text:list-level-style-bullet>
      <text:list-level-style-bullet text:level="3" text:bullet-char="•">
        <style:list-level-properties text:space-before="0.936cm" text:min-label-width="0.616cm"/>
        <style:text-properties style:font-name="Avenir" fo:color="#ffffff" fo:font-size="100%"/>
      </text:list-level-style-bullet>
      <text:list-level-style-bullet text:level="4" text:bullet-char="•">
        <style:list-level-properties text:space-before="1.395cm" text:min-label-width="0.616cm"/>
        <style:text-properties style:font-name="Avenir" fo:color="#ffffff" fo:font-size="100%"/>
      </text:list-level-style-bullet>
      <text:list-level-style-bullet text:level="5" text:bullet-char="•">
        <style:list-level-properties text:space-before="1.853cm" text:min-label-width="0.652cm"/>
        <style:text-properties style:font-name="Avenir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1b388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304e9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304e9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513cm" text:min-label-width="0.757cm"/>
        <style:text-properties style:font-name="Avenir" fo:color="#1b388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9cm" text:min-label-width="0.9cm"/>
        <style:text-properties fo:color="#1b388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32" presentation:style-name="pr1" draw:text-style-name="P2" draw:layer="layout" svg:width="15.328cm" svg:height="4.836cm" svg:x="3.75cm" svg:y="2.4cm" presentation:class="title" presentation:user-transformed="true">
          <draw:text-box>
            <text:p text:style-name="P1"><text:span text:style-name="T1">Présentation</text:span></text:p>
          </draw:text-box>
        </draw:frame>
        <draw:frame draw:name="Google Shape;135;p32" presentation:style-name="pr2" draw:text-style-name="P3" draw:layer="layout" svg:width="15.328cm" svg:height="1.655cm" svg:x="3.75cm" svg:y="7.386cm" presentation:class="subtitle" presentation:user-transformed="true">
          <draw:text-box>
            <text:p text:style-name="P1"><text:span text:style-name="T2">Organisation</text:span></text:p>
          </draw:text-box>
        </draw:frame>
        <presentation:notes draw:style-name="dp2">
          <draw:frame draw:name="Google Shape;131;g51b4861c26_6_80:notes" presentation:style-name="pr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32;g51b4861c26_6_80:notes" draw:style-name="gr1" draw:layer="layout" svg:width="12.699cm" svg:height="9.524cm" svg:x="3.175cm" svg:y="1.905cm" draw:page-number="1" presentation:class="page"/>
        </presentation:notes>
      </draw:page>
      <draw:page draw:name="Etalab" draw:style-name="dp1" draw:master-page-name="TITLE_5f_AND_5f_BODY" presentation:presentation-page-layout-name="AL2T1">
        <draw:frame draw:name="Google Shape;140;p33" presentation:style-name="pr4" draw:text-style-name="P2" draw:layer="layout" svg:width="15.328cm" svg:height="4.836cm" svg:x="3.75cm" svg:y="0.889cm" presentation:class="title" presentation:user-transformed="true">
          <draw:text-box>
            <text:p text:style-name="P1"><text:span text:style-name="T3">Etalab</text:span></text:p>
          </draw:text-box>
        </draw:frame>
        <draw:frame draw:name="Google Shape;141;p33" presentation:style-name="pr5" draw:text-style-name="P5" draw:layer="layout" svg:width="8.803cm" svg:height="1.655cm" svg:x="3.75cm" svg:y="6.241cm" presentation:class="outline" presentation:user-transformed="true">
          <draw:text-box>
            <text:p text:style-name="P1"><text:span text:style-name="T4">Programme EIG</text:span></text:p>
          </draw:text-box>
        </draw:frame>
        <presentation:notes draw:style-name="dp2">
          <draw:frame draw:name="Google Shape;137;g51b4861c26_6_86:notes" presentation:style-name="pr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38;g51b4861c26_6_86:notes" draw:style-name="gr1" draw:layer="layout" svg:width="12.699cm" svg:height="9.524cm" svg:x="3.175cm" svg:y="1.905cm" draw:page-number="2" presentation:class="page"/>
        </presentation:notes>
      </draw:page>
      <draw:page draw:name="Chapitre 1" draw:style-name="dp1" draw:master-page-name="Titre_20_-_20_Centré">
        <draw:frame draw:name="Google Shape;146;p34" presentation:style-name="pr7" draw:text-style-name="P2" draw:layer="layout" svg:width="15.328cm" svg:height="4.836cm" svg:x="3.75cm" svg:y="4.725cm" presentation:class="title" presentation:user-transformed="true">
          <draw:text-box>
            <text:p text:style-name="P1"><text:span text:style-name="T1">Chapitre 1</text:span></text:p>
          </draw:text-box>
        </draw:frame>
        <presentation:notes draw:style-name="dp2">
          <draw:frame draw:name="Google Shape;143;g51b4861c26_6_91:notes" presentation:style-name="pr8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4;g51b4861c26_6_91:notes" draw:style-name="gr1" draw:layer="layout" svg:width="12.699cm" svg:height="9.524cm" svg:x="3.175cm" svg:y="1.905cm" draw:page-number="3" presentation:class="page"/>
        </presentation:notes>
      </draw:page>
      <draw:page draw:name="Titre 1" draw:style-name="dp1" draw:master-page-name="Titre_20_Undraw">
        <draw:frame draw:name="Google Shape;151;p35" presentation:style-name="pr9" draw:text-style-name="P2" draw:layer="layout" svg:width="15.328cm" svg:height="4.836cm" svg:x="3cm" svg:y="1.488cm" presentation:class="title" presentation:user-transformed="true">
          <draw:text-box>
            <text:p text:style-name="P1"><text:span text:style-name="T3">Titre 1</text:span></text:p>
          </draw:text-box>
        </draw:frame>
        <presentation:notes draw:style-name="dp2">
          <draw:frame draw:name="Google Shape;148;g51b4861c26_6_95:notes" presentation:style-name="pr10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9;g51b4861c26_6_95:notes" draw:style-name="gr1" draw:layer="layout" svg:width="12.699cm" svg:height="9.524cm" svg:x="3.175cm" svg:y="1.905cm" draw:page-number="4" presentation:class="page"/>
        </presentation:notes>
      </draw:page>
      <draw:page draw:name="Exemple" draw:style-name="dp1" draw:master-page-name="Titre_20_-_20_Corps_20_Undraw_20_1">
        <draw:frame draw:name="Google Shape;156;p36" presentation:style-name="pr11" draw:text-style-name="P2" draw:layer="layout" svg:width="16.258cm" svg:height="3.162cm" svg:x="3cm" svg:y="0.372cm" presentation:class="title" presentation:user-transformed="true">
          <draw:text-box>
            <text:p text:style-name="P1"><text:span text:style-name="T3">Exemple</text:span></text:p>
          </draw:text-box>
        </draw:frame>
        <draw:frame draw:name="Google Shape;157;p36" presentation:style-name="pr12" draw:text-style-name="P6" draw:layer="layout" svg:width="16.258cm" svg:height="9.208cm" svg:x="3cm" svg:y="3.795cm" presentation:class="outline" presentation:placeholder="true" presentation:user-transformed="true">
          <draw:text-box/>
        </draw:frame>
        <presentation:notes draw:style-name="dp2">
          <draw:frame draw:name="Google Shape;153;g51b4861c26_6_99:notes" presentation:style-name="pr1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54;g51b4861c26_6_99:notes" draw:style-name="gr1" draw:layer="layout" svg:width="12.699cm" svg:height="9.524cm" svg:x="3.175cm" svg:y="1.905cm" draw:page-number="5" presentation:class="page"/>
        </presentation:notes>
      </draw:page>
      <draw:page draw:name="page6" draw:style-name="dp1" draw:master-page-name="Photo_20_pleine_20_page">
        <draw:frame draw:name="Google Shape;162;p37" draw:style-name="gr2" draw:text-style-name="P7" draw:layer="layout" svg:width="25.797cm" svg:height="14.437cm" svg:x="-0.199cm" svg:y="-0.075cm">
          <draw:image xlink:href="Pictures/10000201000006020000038AE9FF46FC6CBACCC5.png" xlink:type="simple" xlink:show="embed" xlink:actuate="onLoad">
            <text:p/>
          </draw:image>
        </draw:frame>
        <presentation:notes draw:style-name="dp2">
          <draw:frame draw:name="Google Shape;159;g51b4861c26_6_104:notes" presentation:style-name="pr1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0;g51b4861c26_6_104:notes" draw:style-name="gr1" draw:layer="layout" svg:width="12.699cm" svg:height="9.524cm" svg:x="3.175cm" svg:y="1.905cm" draw:page-number="6" presentation:class="page"/>
        </presentation:notes>
      </draw:page>
      <draw:page draw:name="Exemple" draw:style-name="dp1" draw:master-page-name="Titre_20_-_20_Corps_20_Undraw_20_2">
        <draw:frame draw:name="Google Shape;167;p38" presentation:style-name="pr15" draw:text-style-name="P2" draw:layer="layout" svg:width="16.258cm" svg:height="3.162cm" svg:x="3cm" svg:y="0.372cm" presentation:class="title" presentation:user-transformed="true">
          <draw:text-box>
            <text:p text:style-name="P1"><text:span text:style-name="T3">Exemple</text:span></text:p>
          </draw:text-box>
        </draw:frame>
        <draw:frame draw:name="Google Shape;168;p38" presentation:style-name="pr16" draw:text-style-name="P8" draw:layer="layout" svg:width="16.258cm" svg:height="9.208cm" svg:x="3cm" svg:y="3.795cm" presentation:class="outline" presentation:placeholder="true" presentation:user-transformed="true">
          <draw:text-box/>
        </draw:frame>
        <presentation:notes draw:style-name="dp2">
          <draw:frame draw:name="Google Shape;164;g51b4861c26_6_108:notes" presentation:style-name="pr17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5;g51b4861c26_6_108:notes" draw:style-name="gr1" draw:layer="layout" svg:width="12.699cm" svg:height="9.524cm" svg:x="3.175cm" svg:y="1.905cm" draw:page-number="7" presentation:class="page"/>
        </presentation:notes>
      </draw:page>
      <draw:page draw:name="Exemple" draw:style-name="dp1" draw:master-page-name="Titre_20_-_20_Corps_20_Undraw_20_4">
        <draw:frame draw:name="Google Shape;173;p39" presentation:style-name="pr18" draw:text-style-name="P2" draw:layer="layout" svg:width="16.258cm" svg:height="3.162cm" svg:x="3cm" svg:y="0.372cm" presentation:class="title" presentation:user-transformed="true">
          <draw:text-box>
            <text:p text:style-name="P1"><text:span text:style-name="T3">Exemple</text:span></text:p>
          </draw:text-box>
        </draw:frame>
        <draw:frame draw:name="Google Shape;174;p39" presentation:style-name="pr19" draw:text-style-name="P6" draw:layer="layout" svg:width="16.258cm" svg:height="9.208cm" svg:x="3cm" svg:y="3.795cm" presentation:class="outline" presentation:placeholder="true" presentation:user-transformed="true">
          <draw:text-box/>
        </draw:frame>
        <presentation:notes draw:style-name="dp2">
          <draw:frame draw:name="Google Shape;170;g51b4861c26_6_113:notes" presentation:style-name="pr20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1;g51b4861c26_6_113:notes" draw:style-name="gr1" draw:layer="layout" svg:width="12.699cm" svg:height="9.524cm" svg:x="3.175cm" svg:y="1.905cm" draw:page-number="8" presentation:class="page"/>
        </presentation:notes>
      </draw:page>
      <draw:page draw:name="page9" draw:style-name="dp1" draw:master-page-name="Titre_20_-_20_Puces">
        <draw:frame draw:name="Google Shape;179;p40" presentation:style-name="pr21" draw:text-style-name="P9" draw:layer="layout" svg:width="16.258cm" svg:height="3.162cm" svg:x="3cm" svg:y="0.372cm" presentation:class="title" presentation:placeholder="true" presentation:user-transformed="true">
          <draw:text-box/>
        </draw:frame>
        <draw:frame draw:name="Google Shape;180;p40" presentation:style-name="pr22" draw:text-style-name="P12" draw:layer="layout" svg:width="16.258cm" svg:height="9.208cm" svg:x="3cm" svg:y="3.795cm" presentation:class="outline" presentation:user-transformed="true">
          <draw:text-box>
            <text:list text:style-name="L7">
              <text:list-item>
                <text:p text:style-name="P10"><text:span text:style-name="T5">Texte niveau 1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Texte niveau 2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5">Texte niveau 3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Texte niveau 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5">Texte niveau 5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176;g51b4861c26_6_118:notes" presentation:style-name="pr23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7;g51b4861c26_6_118:notes" draw:style-name="gr1" draw:layer="layout" svg:width="12.699cm" svg:height="9.524cm" svg:x="3.175cm" svg:y="1.905cm" draw:page-number="9" presentation:class="page"/>
        </presentation:notes>
      </draw:page>
      <draw:page draw:name="page10" draw:style-name="dp1" draw:master-page-name="Citation">
        <draw:frame draw:name="Google Shape;185;p41" presentation:style-name="pr24" draw:text-style-name="P14" draw:layer="layout" svg:width="15.328cm" svg:height="0.73cm" svg:x="5.035cm" svg:y="9.32cm" presentation:class="outline" presentation:user-transformed="true">
          <draw:text-box>
            <text:p text:style-name="P13"><text:span text:style-name="T6">-Gilles Allain</text:span></text:p>
          </draw:text-box>
        </draw:frame>
        <draw:frame draw:name="Google Shape;186;p41" presentation:style-name="pr25" draw:text-style-name="P12" draw:layer="layout" svg:width="15.328cm" svg:height="4.814cm" svg:x="5.035cm" svg:y="4.271cm" presentation:class="outline" presentation:user-transformed="true">
          <draw:text-box>
            <text:p text:style-name="P13"><text:span text:style-name="T7">«</text:span><text:span text:style-name="T8"> Saisissez une citation ici. </text:span><text:span text:style-name="T7">»</text:span><text:span text:style-name="T8"> </text:span></text:p>
          </draw:text-box>
        </draw:frame>
        <presentation:notes draw:style-name="dp2">
          <draw:frame draw:name="Google Shape;182;g51b4861c26_6_123:notes" presentation:style-name="pr26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3;g51b4861c26_6_123:notes" draw:style-name="gr1" draw:layer="layout" svg:width="12.699cm" svg:height="9.524cm" svg:x="3.175cm" svg:y="1.905cm" draw:page-number="10" presentation:class="page"/>
        </presentation:notes>
      </draw:page>
      <draw:page draw:name="page11" draw:style-name="dp1" draw:master-page-name="Photo_20_-_20_Titre">
        <draw:frame draw:name="Google Shape;191;p42" draw:style-name="gr3" draw:text-style-name="P7" draw:layer="layout" svg:width="17.797cm" svg:height="10.483cm" svg:x="3.801cm" svg:y="3.135cm">
          <draw:image xlink:href="Pictures/10000201000006020000038AE9FF46FC6CBACCC5.png" xlink:type="simple" xlink:show="embed" xlink:actuate="onLoad">
            <text:p/>
          </draw:image>
        </draw:frame>
        <draw:frame draw:name="Google Shape;192;p42" presentation:style-name="pr27" draw:text-style-name="P2" draw:layer="layout" svg:width="16.258cm" svg:height="3.162cm" svg:x="3cm" svg:y="0.372cm" presentation:class="outline" presentation:user-transformed="true">
          <draw:text-box>
            <text:p text:style-name="P1"><text:span text:style-name="T3">Texte du titre</text:span></text:p>
          </draw:text-box>
        </draw:frame>
        <presentation:notes draw:style-name="dp2">
          <draw:frame draw:name="Google Shape;188;g51b4861c26_6_128:notes" presentation:style-name="pr28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9;g51b4861c26_6_128:notes" draw:style-name="gr1" draw:layer="layout" svg:width="12.699cm" svg:height="9.524cm" svg:x="3.175cm" svg:y="1.905cm" draw:page-number="11" presentation:class="page"/>
        </presentation:notes>
      </draw:page>
      <draw:page draw:name="Merci" draw:style-name="dp1" draw:master-page-name="Titre_20_-_20_Centré">
        <draw:frame draw:name="Google Shape;197;p43" presentation:style-name="pr7" draw:text-style-name="P2" draw:layer="layout" svg:width="15.328cm" svg:height="4.836cm" svg:x="3.75cm" svg:y="4.725cm" presentation:class="title" presentation:user-transformed="true">
          <draw:text-box>
            <text:p text:style-name="P1"><text:span text:style-name="T1">Merci</text:span></text:p>
          </draw:text-box>
        </draw:frame>
        <presentation:notes draw:style-name="dp2">
          <draw:frame draw:name="Google Shape;194;g51b4861c26_6_133:notes" presentation:style-name="pr29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5;g51b4861c26_6_133:notes" draw:style-name="gr1" draw:layer="layout" svg:width="12.699cm" svg:height="9.524cm" svg:x="3.175cm" svg:y="1.90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" svg:font-family="Avenir"/>
    <style:font-face style:name="Helvetica Neue Light" svg:font-family="'Helvetica Neue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257000002571F933A28E5D05C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04e9b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entré-background" style:display-name="Titre - Centré-background" style:family="presentation">
      <style:graphic-properties draw:stroke="none" draw:fill="solid" draw:fill-color="#304e9b"/>
      <style:text-properties style:letter-kerning="true"/>
    </style:style>
    <style:style style:name="Titre_20_-_20_Centré-backgroundobjects" style:display-name="Titre - Centr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Centré-notes" style:display-name="Titre - Centr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Centré-outline1" style:display-name="Titre - Centré-outline1" style:family="presentation">
      <style:graphic-properties draw:stroke="none" draw:fill="none" draw:auto-grow-height="false" draw:fit-to-size="shrink-to-fit" style:shrink-to-fit="true">
        <text:list-style style:name="Titre_20_-_20_Centré-outline1" style:display-name="Titre - Centr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entré-outline2" style:display-name="Titre - Centré-outline2" style:family="presentation" style:parent-style-name="Titre_20_-_20_Centré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entré-outline3" style:display-name="Titre - Centré-outline3" style:family="presentation" style:parent-style-name="Titre_20_-_20_Centré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entré-outline4" style:display-name="Titre - Centré-outline4" style:family="presentation" style:parent-style-name="Titre_20_-_20_Centré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entré-outline5" style:display-name="Titre - Centré-outline5" style:family="presentation" style:parent-style-name="Titre_20_-_20_Centré-outline4">
      <style:paragraph-properties fo:margin-top="0.1cm" fo:margin-bottom="0cm"/>
      <style:text-properties fo:font-size="20pt" style:font-size-asian="20pt" style:font-size-complex="20pt"/>
    </style:style>
    <style:style style:name="Titre_20_-_20_Centré-outline6" style:display-name="Titre - Centré-outline6" style:family="presentation" style:parent-style-name="Titre_20_-_20_Centré-outline5">
      <style:paragraph-properties fo:margin-top="0.1cm" fo:margin-bottom="0cm"/>
      <style:text-properties fo:font-size="20pt" style:font-size-asian="20pt" style:font-size-complex="20pt"/>
    </style:style>
    <style:style style:name="Titre_20_-_20_Centré-outline7" style:display-name="Titre - Centré-outline7" style:family="presentation" style:parent-style-name="Titre_20_-_20_Centré-outline6">
      <style:paragraph-properties fo:margin-top="0.1cm" fo:margin-bottom="0cm"/>
      <style:text-properties fo:font-size="20pt" style:font-size-asian="20pt" style:font-size-complex="20pt"/>
    </style:style>
    <style:style style:name="Titre_20_-_20_Centré-outline8" style:display-name="Titre - Centré-outline8" style:family="presentation" style:parent-style-name="Titre_20_-_20_Centré-outline7">
      <style:paragraph-properties fo:margin-top="0.1cm" fo:margin-bottom="0cm"/>
      <style:text-properties fo:font-size="20pt" style:font-size-asian="20pt" style:font-size-complex="20pt"/>
    </style:style>
    <style:style style:name="Titre_20_-_20_Centré-outline9" style:display-name="Titre - Centré-outline9" style:family="presentation" style:parent-style-name="Titre_20_-_20_Centré-outline8">
      <style:paragraph-properties fo:margin-top="0.1cm" fo:margin-bottom="0cm"/>
      <style:text-properties fo:font-size="20pt" style:font-size-asian="20pt" style:font-size-complex="20pt"/>
    </style:style>
    <style:style style:name="Titre_20_-_20_Centré-subtitle" style:display-name="Titre - Centré-subtitle" style:family="presentation">
      <style:graphic-properties draw:stroke="none" draw:fill="none" draw:textarea-vertical-align="middle">
        <text:list-style style:name="Titre_20_-_20_Centré-subtitle" style:display-name="Titre - Centr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Centré-title" style:display-name="Titre - Centré-title" style:family="presentation">
      <style:graphic-properties draw:stroke="none" draw:fill="none" draw:textarea-vertical-align="middle">
        <text:list-style style:name="Titre_20_-_20_Centré-title" style:display-name="Titre - Centr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Undraw-background" style:display-name="Titre Undraw-background" style:family="presentation">
      <style:graphic-properties draw:stroke="none" draw:fill="solid" draw:fill-color="#ffffff"/>
      <style:text-properties style:letter-kerning="true"/>
    </style:style>
    <style:style style:name="Titre_20_Undraw-backgroundobjects" style:display-name="Titre Undra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Undraw-notes" style:display-name="Titre Undra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Undraw-outline1" style:display-name="Titre Undraw-outline1" style:family="presentation">
      <style:graphic-properties draw:stroke="none" draw:fill="none" draw:auto-grow-height="false" draw:fit-to-size="shrink-to-fit" style:shrink-to-fit="true">
        <text:list-style style:name="Titre_20_Undraw-outline1" style:display-name="Titre Undra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Undraw-outline2" style:display-name="Titre Undraw-outline2" style:family="presentation" style:parent-style-name="Titre_20_Undraw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Undraw-outline3" style:display-name="Titre Undraw-outline3" style:family="presentation" style:parent-style-name="Titre_20_Undraw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Undraw-outline4" style:display-name="Titre Undraw-outline4" style:family="presentation" style:parent-style-name="Titre_20_Undraw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Undraw-outline5" style:display-name="Titre Undraw-outline5" style:family="presentation" style:parent-style-name="Titre_20_Undraw-outline4">
      <style:paragraph-properties fo:margin-top="0.1cm" fo:margin-bottom="0cm"/>
      <style:text-properties fo:font-size="20pt" style:font-size-asian="20pt" style:font-size-complex="20pt"/>
    </style:style>
    <style:style style:name="Titre_20_Undraw-outline6" style:display-name="Titre Undraw-outline6" style:family="presentation" style:parent-style-name="Titre_20_Undraw-outline5">
      <style:paragraph-properties fo:margin-top="0.1cm" fo:margin-bottom="0cm"/>
      <style:text-properties fo:font-size="20pt" style:font-size-asian="20pt" style:font-size-complex="20pt"/>
    </style:style>
    <style:style style:name="Titre_20_Undraw-outline7" style:display-name="Titre Undraw-outline7" style:family="presentation" style:parent-style-name="Titre_20_Undraw-outline6">
      <style:paragraph-properties fo:margin-top="0.1cm" fo:margin-bottom="0cm"/>
      <style:text-properties fo:font-size="20pt" style:font-size-asian="20pt" style:font-size-complex="20pt"/>
    </style:style>
    <style:style style:name="Titre_20_Undraw-outline8" style:display-name="Titre Undraw-outline8" style:family="presentation" style:parent-style-name="Titre_20_Undraw-outline7">
      <style:paragraph-properties fo:margin-top="0.1cm" fo:margin-bottom="0cm"/>
      <style:text-properties fo:font-size="20pt" style:font-size-asian="20pt" style:font-size-complex="20pt"/>
    </style:style>
    <style:style style:name="Titre_20_Undraw-outline9" style:display-name="Titre Undraw-outline9" style:family="presentation" style:parent-style-name="Titre_20_Undraw-outline8">
      <style:paragraph-properties fo:margin-top="0.1cm" fo:margin-bottom="0cm"/>
      <style:text-properties fo:font-size="20pt" style:font-size-asian="20pt" style:font-size-complex="20pt"/>
    </style:style>
    <style:style style:name="Titre_20_Undraw-subtitle" style:display-name="Titre Undraw-subtitle" style:family="presentation">
      <style:graphic-properties draw:stroke="none" draw:fill="none" draw:textarea-vertical-align="middle">
        <text:list-style style:name="Titre_20_Undraw-subtitle" style:display-name="Titre Undra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Undraw-title" style:display-name="Titre Undraw-title" style:family="presentation">
      <style:graphic-properties draw:stroke="none" draw:fill="none" draw:textarea-vertical-align="middle">
        <text:list-style style:name="Titre_20_Undraw-title" style:display-name="Titre Undra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1-background" style:display-name="Titre - Corps Undraw 1-background" style:family="presentation">
      <style:graphic-properties draw:stroke="none" draw:fill="solid" draw:fill-color="#ffffff"/>
      <style:text-properties style:letter-kerning="true"/>
    </style:style>
    <style:style style:name="Titre_20_-_20_Corps_20_Undraw_20_1-backgroundobjects" style:display-name="Titre - Corps Undraw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Corps_20_Undraw_20_1-notes" style:display-name="Titre - Corps Undraw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1-outline1" style:display-name="Titre - Corps Undraw 1-outline1" style:family="presentation">
      <style:graphic-properties draw:stroke="none" draw:fill="none" draw:auto-grow-height="false" draw:fit-to-size="shrink-to-fit" style:shrink-to-fit="true">
        <text:list-style style:name="Titre_20_-_20_Corps_20_Undraw_20_1-outline1" style:display-name="Titre - Corps Undraw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1-outline2" style:display-name="Titre - Corps Undraw 1-outline2" style:family="presentation" style:parent-style-name="Titre_20_-_20_Corps_20_Undraw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1-outline3" style:display-name="Titre - Corps Undraw 1-outline3" style:family="presentation" style:parent-style-name="Titre_20_-_20_Corps_20_Undraw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1-outline4" style:display-name="Titre - Corps Undraw 1-outline4" style:family="presentation" style:parent-style-name="Titre_20_-_20_Corps_20_Undraw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1-outline5" style:display-name="Titre - Corps Undraw 1-outline5" style:family="presentation" style:parent-style-name="Titre_20_-_20_Corps_20_Undraw_20_1-outline4">
      <style:paragraph-properties fo:margin-top="0.1cm" fo:margin-bottom="0cm"/>
      <style:text-properties fo:font-size="20pt" style:font-size-asian="20pt" style:font-size-complex="20pt"/>
    </style:style>
    <style:style style:name="Titre_20_-_20_Corps_20_Undraw_20_1-outline6" style:display-name="Titre - Corps Undraw 1-outline6" style:family="presentation" style:parent-style-name="Titre_20_-_20_Corps_20_Undraw_20_1-outline5">
      <style:paragraph-properties fo:margin-top="0.1cm" fo:margin-bottom="0cm"/>
      <style:text-properties fo:font-size="20pt" style:font-size-asian="20pt" style:font-size-complex="20pt"/>
    </style:style>
    <style:style style:name="Titre_20_-_20_Corps_20_Undraw_20_1-outline7" style:display-name="Titre - Corps Undraw 1-outline7" style:family="presentation" style:parent-style-name="Titre_20_-_20_Corps_20_Undraw_20_1-outline6">
      <style:paragraph-properties fo:margin-top="0.1cm" fo:margin-bottom="0cm"/>
      <style:text-properties fo:font-size="20pt" style:font-size-asian="20pt" style:font-size-complex="20pt"/>
    </style:style>
    <style:style style:name="Titre_20_-_20_Corps_20_Undraw_20_1-outline8" style:display-name="Titre - Corps Undraw 1-outline8" style:family="presentation" style:parent-style-name="Titre_20_-_20_Corps_20_Undraw_20_1-outline7">
      <style:paragraph-properties fo:margin-top="0.1cm" fo:margin-bottom="0cm"/>
      <style:text-properties fo:font-size="20pt" style:font-size-asian="20pt" style:font-size-complex="20pt"/>
    </style:style>
    <style:style style:name="Titre_20_-_20_Corps_20_Undraw_20_1-outline9" style:display-name="Titre - Corps Undraw 1-outline9" style:family="presentation" style:parent-style-name="Titre_20_-_20_Corps_20_Undraw_20_1-outline8">
      <style:paragraph-properties fo:margin-top="0.1cm" fo:margin-bottom="0cm"/>
      <style:text-properties fo:font-size="20pt" style:font-size-asian="20pt" style:font-size-complex="20pt"/>
    </style:style>
    <style:style style:name="Titre_20_-_20_Corps_20_Undraw_20_1-subtitle" style:display-name="Titre - Corps Undraw 1-subtitle" style:family="presentation">
      <style:graphic-properties draw:stroke="none" draw:fill="none" draw:textarea-vertical-align="middle">
        <text:list-style style:name="Titre_20_-_20_Corps_20_Undraw_20_1-subtitle" style:display-name="Titre - Corps Undraw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1-title" style:display-name="Titre - Corps Undraw 1-title" style:family="presentation">
      <style:graphic-properties draw:stroke="none" draw:fill="none" draw:textarea-vertical-align="middle">
        <text:list-style style:name="Titre_20_-_20_Corps_20_Undraw_20_1-title" style:display-name="Titre - Corps Undraw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hoto_20_pleine_20_page-background" style:display-name="Photo pleine page-background" style:family="presentation">
      <style:graphic-properties draw:stroke="none" draw:fill="solid" draw:fill-color="#ffffff"/>
      <style:text-properties style:letter-kerning="true"/>
    </style:style>
    <style:style style:name="Photo_20_pleine_20_page-backgroundobjects" style:display-name="Photo plein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pleine_20_page-notes" style:display-name="Photo pleine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pleine_20_page-outline1" style:display-name="Photo pleine page-outline1" style:family="presentation">
      <style:graphic-properties draw:stroke="none" draw:fill="none" draw:auto-grow-height="false" draw:fit-to-size="shrink-to-fit" style:shrink-to-fit="true">
        <text:list-style style:name="Photo_20_pleine_20_page-outline1" style:display-name="Photo plein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hoto_20_pleine_20_page-outline2" style:display-name="Photo pleine page-outline2" style:family="presentation" style:parent-style-name="Photo_20_pleine_20_pag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hoto_20_pleine_20_page-outline3" style:display-name="Photo pleine page-outline3" style:family="presentation" style:parent-style-name="Photo_20_pleine_20_pag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hoto_20_pleine_20_page-outline4" style:display-name="Photo pleine page-outline4" style:family="presentation" style:parent-style-name="Photo_20_pleine_20_pag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hoto_20_pleine_20_page-outline5" style:display-name="Photo pleine page-outline5" style:family="presentation" style:parent-style-name="Photo_20_pleine_20_page-outline4">
      <style:paragraph-properties fo:margin-top="0.1cm" fo:margin-bottom="0cm"/>
      <style:text-properties fo:font-size="20pt" style:font-size-asian="20pt" style:font-size-complex="20pt"/>
    </style:style>
    <style:style style:name="Photo_20_pleine_20_page-outline6" style:display-name="Photo pleine page-outline6" style:family="presentation" style:parent-style-name="Photo_20_pleine_20_page-outline5">
      <style:paragraph-properties fo:margin-top="0.1cm" fo:margin-bottom="0cm"/>
      <style:text-properties fo:font-size="20pt" style:font-size-asian="20pt" style:font-size-complex="20pt"/>
    </style:style>
    <style:style style:name="Photo_20_pleine_20_page-outline7" style:display-name="Photo pleine page-outline7" style:family="presentation" style:parent-style-name="Photo_20_pleine_20_page-outline6">
      <style:paragraph-properties fo:margin-top="0.1cm" fo:margin-bottom="0cm"/>
      <style:text-properties fo:font-size="20pt" style:font-size-asian="20pt" style:font-size-complex="20pt"/>
    </style:style>
    <style:style style:name="Photo_20_pleine_20_page-outline8" style:display-name="Photo pleine page-outline8" style:family="presentation" style:parent-style-name="Photo_20_pleine_20_page-outline7">
      <style:paragraph-properties fo:margin-top="0.1cm" fo:margin-bottom="0cm"/>
      <style:text-properties fo:font-size="20pt" style:font-size-asian="20pt" style:font-size-complex="20pt"/>
    </style:style>
    <style:style style:name="Photo_20_pleine_20_page-outline9" style:display-name="Photo pleine page-outline9" style:family="presentation" style:parent-style-name="Photo_20_pleine_20_page-outline8">
      <style:paragraph-properties fo:margin-top="0.1cm" fo:margin-bottom="0cm"/>
      <style:text-properties fo:font-size="20pt" style:font-size-asian="20pt" style:font-size-complex="20pt"/>
    </style:style>
    <style:style style:name="Photo_20_pleine_20_page-subtitle" style:display-name="Photo pleine page-subtitle" style:family="presentation">
      <style:graphic-properties draw:stroke="none" draw:fill="none" draw:textarea-vertical-align="middle">
        <text:list-style style:name="Photo_20_pleine_20_page-subtitle" style:display-name="Photo pleine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pleine_20_page-title" style:display-name="Photo pleine page-title" style:family="presentation">
      <style:graphic-properties draw:stroke="none" draw:fill="none" draw:textarea-vertical-align="middle">
        <text:list-style style:name="Photo_20_pleine_20_page-title" style:display-name="Photo pleine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2-background" style:display-name="Titre - Corps Undraw 2-background" style:family="presentation">
      <style:graphic-properties draw:stroke="none" draw:fill="solid" draw:fill-color="#ffffff"/>
      <style:text-properties style:letter-kerning="true"/>
    </style:style>
    <style:style style:name="Titre_20_-_20_Corps_20_Undraw_20_2-backgroundobjects" style:display-name="Titre - Corps Undraw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Corps_20_Undraw_20_2-notes" style:display-name="Titre - Corps Undraw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2-outline1" style:display-name="Titre - Corps Undraw 2-outline1" style:family="presentation">
      <style:graphic-properties draw:stroke="none" draw:fill="none" draw:auto-grow-height="false" draw:fit-to-size="shrink-to-fit" style:shrink-to-fit="true">
        <text:list-style style:name="Titre_20_-_20_Corps_20_Undraw_20_2-outline1" style:display-name="Titre - Corps Undraw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2-outline2" style:display-name="Titre - Corps Undraw 2-outline2" style:family="presentation" style:parent-style-name="Titre_20_-_20_Corps_20_Undraw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2-outline3" style:display-name="Titre - Corps Undraw 2-outline3" style:family="presentation" style:parent-style-name="Titre_20_-_20_Corps_20_Undraw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2-outline4" style:display-name="Titre - Corps Undraw 2-outline4" style:family="presentation" style:parent-style-name="Titre_20_-_20_Corps_20_Undraw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2-outline5" style:display-name="Titre - Corps Undraw 2-outline5" style:family="presentation" style:parent-style-name="Titre_20_-_20_Corps_20_Undraw_20_2-outline4">
      <style:paragraph-properties fo:margin-top="0.1cm" fo:margin-bottom="0cm"/>
      <style:text-properties fo:font-size="20pt" style:font-size-asian="20pt" style:font-size-complex="20pt"/>
    </style:style>
    <style:style style:name="Titre_20_-_20_Corps_20_Undraw_20_2-outline6" style:display-name="Titre - Corps Undraw 2-outline6" style:family="presentation" style:parent-style-name="Titre_20_-_20_Corps_20_Undraw_20_2-outline5">
      <style:paragraph-properties fo:margin-top="0.1cm" fo:margin-bottom="0cm"/>
      <style:text-properties fo:font-size="20pt" style:font-size-asian="20pt" style:font-size-complex="20pt"/>
    </style:style>
    <style:style style:name="Titre_20_-_20_Corps_20_Undraw_20_2-outline7" style:display-name="Titre - Corps Undraw 2-outline7" style:family="presentation" style:parent-style-name="Titre_20_-_20_Corps_20_Undraw_20_2-outline6">
      <style:paragraph-properties fo:margin-top="0.1cm" fo:margin-bottom="0cm"/>
      <style:text-properties fo:font-size="20pt" style:font-size-asian="20pt" style:font-size-complex="20pt"/>
    </style:style>
    <style:style style:name="Titre_20_-_20_Corps_20_Undraw_20_2-outline8" style:display-name="Titre - Corps Undraw 2-outline8" style:family="presentation" style:parent-style-name="Titre_20_-_20_Corps_20_Undraw_20_2-outline7">
      <style:paragraph-properties fo:margin-top="0.1cm" fo:margin-bottom="0cm"/>
      <style:text-properties fo:font-size="20pt" style:font-size-asian="20pt" style:font-size-complex="20pt"/>
    </style:style>
    <style:style style:name="Titre_20_-_20_Corps_20_Undraw_20_2-outline9" style:display-name="Titre - Corps Undraw 2-outline9" style:family="presentation" style:parent-style-name="Titre_20_-_20_Corps_20_Undraw_20_2-outline8">
      <style:paragraph-properties fo:margin-top="0.1cm" fo:margin-bottom="0cm"/>
      <style:text-properties fo:font-size="20pt" style:font-size-asian="20pt" style:font-size-complex="20pt"/>
    </style:style>
    <style:style style:name="Titre_20_-_20_Corps_20_Undraw_20_2-subtitle" style:display-name="Titre - Corps Undraw 2-subtitle" style:family="presentation">
      <style:graphic-properties draw:stroke="none" draw:fill="none" draw:textarea-vertical-align="middle">
        <text:list-style style:name="Titre_20_-_20_Corps_20_Undraw_20_2-subtitle" style:display-name="Titre - Corps Undraw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2-title" style:display-name="Titre - Corps Undraw 2-title" style:family="presentation">
      <style:graphic-properties draw:stroke="none" draw:fill="none" draw:textarea-vertical-align="middle">
        <text:list-style style:name="Titre_20_-_20_Corps_20_Undraw_20_2-title" style:display-name="Titre - Corps Undraw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4-background" style:display-name="Titre - Corps Undraw 4-background" style:family="presentation">
      <style:graphic-properties draw:stroke="none" draw:fill="solid" draw:fill-color="#ffffff"/>
      <style:text-properties style:letter-kerning="true"/>
    </style:style>
    <style:style style:name="Titre_20_-_20_Corps_20_Undraw_20_4-backgroundobjects" style:display-name="Titre - Corps Undraw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Corps_20_Undraw_20_4-notes" style:display-name="Titre - Corps Undraw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4-outline1" style:display-name="Titre - Corps Undraw 4-outline1" style:family="presentation">
      <style:graphic-properties draw:stroke="none" draw:fill="none" draw:auto-grow-height="false" draw:fit-to-size="shrink-to-fit" style:shrink-to-fit="true">
        <text:list-style style:name="Titre_20_-_20_Corps_20_Undraw_20_4-outline1" style:display-name="Titre - Corps Undraw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4-outline2" style:display-name="Titre - Corps Undraw 4-outline2" style:family="presentation" style:parent-style-name="Titre_20_-_20_Corps_20_Undraw_20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4-outline3" style:display-name="Titre - Corps Undraw 4-outline3" style:family="presentation" style:parent-style-name="Titre_20_-_20_Corps_20_Undraw_20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4-outline4" style:display-name="Titre - Corps Undraw 4-outline4" style:family="presentation" style:parent-style-name="Titre_20_-_20_Corps_20_Undraw_20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Corps_20_Undraw_20_4-outline5" style:display-name="Titre - Corps Undraw 4-outline5" style:family="presentation" style:parent-style-name="Titre_20_-_20_Corps_20_Undraw_20_4-outline4">
      <style:paragraph-properties fo:margin-top="0.1cm" fo:margin-bottom="0cm"/>
      <style:text-properties fo:font-size="20pt" style:font-size-asian="20pt" style:font-size-complex="20pt"/>
    </style:style>
    <style:style style:name="Titre_20_-_20_Corps_20_Undraw_20_4-outline6" style:display-name="Titre - Corps Undraw 4-outline6" style:family="presentation" style:parent-style-name="Titre_20_-_20_Corps_20_Undraw_20_4-outline5">
      <style:paragraph-properties fo:margin-top="0.1cm" fo:margin-bottom="0cm"/>
      <style:text-properties fo:font-size="20pt" style:font-size-asian="20pt" style:font-size-complex="20pt"/>
    </style:style>
    <style:style style:name="Titre_20_-_20_Corps_20_Undraw_20_4-outline7" style:display-name="Titre - Corps Undraw 4-outline7" style:family="presentation" style:parent-style-name="Titre_20_-_20_Corps_20_Undraw_20_4-outline6">
      <style:paragraph-properties fo:margin-top="0.1cm" fo:margin-bottom="0cm"/>
      <style:text-properties fo:font-size="20pt" style:font-size-asian="20pt" style:font-size-complex="20pt"/>
    </style:style>
    <style:style style:name="Titre_20_-_20_Corps_20_Undraw_20_4-outline8" style:display-name="Titre - Corps Undraw 4-outline8" style:family="presentation" style:parent-style-name="Titre_20_-_20_Corps_20_Undraw_20_4-outline7">
      <style:paragraph-properties fo:margin-top="0.1cm" fo:margin-bottom="0cm"/>
      <style:text-properties fo:font-size="20pt" style:font-size-asian="20pt" style:font-size-complex="20pt"/>
    </style:style>
    <style:style style:name="Titre_20_-_20_Corps_20_Undraw_20_4-outline9" style:display-name="Titre - Corps Undraw 4-outline9" style:family="presentation" style:parent-style-name="Titre_20_-_20_Corps_20_Undraw_20_4-outline8">
      <style:paragraph-properties fo:margin-top="0.1cm" fo:margin-bottom="0cm"/>
      <style:text-properties fo:font-size="20pt" style:font-size-asian="20pt" style:font-size-complex="20pt"/>
    </style:style>
    <style:style style:name="Titre_20_-_20_Corps_20_Undraw_20_4-subtitle" style:display-name="Titre - Corps Undraw 4-subtitle" style:family="presentation">
      <style:graphic-properties draw:stroke="none" draw:fill="none" draw:textarea-vertical-align="middle">
        <text:list-style style:name="Titre_20_-_20_Corps_20_Undraw_20_4-subtitle" style:display-name="Titre - Corps Undraw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Corps_20_Undraw_20_4-title" style:display-name="Titre - Corps Undraw 4-title" style:family="presentation">
      <style:graphic-properties draw:stroke="none" draw:fill="none" draw:textarea-vertical-align="middle">
        <text:list-style style:name="Titre_20_-_20_Corps_20_Undraw_20_4-title" style:display-name="Titre - Corps Undraw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Puces-background" style:display-name="Titre - Puces-background" style:family="presentation">
      <style:graphic-properties draw:stroke="none" draw:fill="solid" draw:fill-color="#304e9b"/>
      <style:text-properties style:letter-kerning="true"/>
    </style:style>
    <style:style style:name="Titre_20_-_20_Puces-backgroundobjects" style:display-name="Titre -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Puces-notes" style:display-name="Titre -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-_20_Puces-outline1" style:display-name="Titre - Puces-outline1" style:family="presentation">
      <style:graphic-properties draw:stroke="none" draw:fill="none" draw:auto-grow-height="false" draw:fit-to-size="shrink-to-fit" style:shrink-to-fit="true">
        <text:list-style style:name="Titre_20_-_20_Puces-outline1" style:display-name="Titre -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-_20_Puces-outline2" style:display-name="Titre - Puces-outline2" style:family="presentation" style:parent-style-name="Titre_20_-_20_Puce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Puces-outline3" style:display-name="Titre - Puces-outline3" style:family="presentation" style:parent-style-name="Titre_20_-_20_Puce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Puces-outline4" style:display-name="Titre - Puces-outline4" style:family="presentation" style:parent-style-name="Titre_20_-_20_Puce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-_20_Puces-outline5" style:display-name="Titre - Puces-outline5" style:family="presentation" style:parent-style-name="Titre_20_-_20_Puces-outline4">
      <style:paragraph-properties fo:margin-top="0.1cm" fo:margin-bottom="0cm"/>
      <style:text-properties fo:font-size="20pt" style:font-size-asian="20pt" style:font-size-complex="20pt"/>
    </style:style>
    <style:style style:name="Titre_20_-_20_Puces-outline6" style:display-name="Titre - Puces-outline6" style:family="presentation" style:parent-style-name="Titre_20_-_20_Puces-outline5">
      <style:paragraph-properties fo:margin-top="0.1cm" fo:margin-bottom="0cm"/>
      <style:text-properties fo:font-size="20pt" style:font-size-asian="20pt" style:font-size-complex="20pt"/>
    </style:style>
    <style:style style:name="Titre_20_-_20_Puces-outline7" style:display-name="Titre - Puces-outline7" style:family="presentation" style:parent-style-name="Titre_20_-_20_Puces-outline6">
      <style:paragraph-properties fo:margin-top="0.1cm" fo:margin-bottom="0cm"/>
      <style:text-properties fo:font-size="20pt" style:font-size-asian="20pt" style:font-size-complex="20pt"/>
    </style:style>
    <style:style style:name="Titre_20_-_20_Puces-outline8" style:display-name="Titre - Puces-outline8" style:family="presentation" style:parent-style-name="Titre_20_-_20_Puces-outline7">
      <style:paragraph-properties fo:margin-top="0.1cm" fo:margin-bottom="0cm"/>
      <style:text-properties fo:font-size="20pt" style:font-size-asian="20pt" style:font-size-complex="20pt"/>
    </style:style>
    <style:style style:name="Titre_20_-_20_Puces-outline9" style:display-name="Titre - Puces-outline9" style:family="presentation" style:parent-style-name="Titre_20_-_20_Puces-outline8">
      <style:paragraph-properties fo:margin-top="0.1cm" fo:margin-bottom="0cm"/>
      <style:text-properties fo:font-size="20pt" style:font-size-asian="20pt" style:font-size-complex="20pt"/>
    </style:style>
    <style:style style:name="Titre_20_-_20_Puces-subtitle" style:display-name="Titre - Puces-subtitle" style:family="presentation">
      <style:graphic-properties draw:stroke="none" draw:fill="none" draw:textarea-vertical-align="middle">
        <text:list-style style:name="Titre_20_-_20_Puces-subtitle" style:display-name="Titre -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Puces-title" style:display-name="Titre - Puces-title" style:family="presentation">
      <style:graphic-properties draw:stroke="none" draw:fill="none" draw:textarea-vertical-align="middle">
        <text:list-style style:name="Titre_20_-_20_Puces-title" style:display-name="Titre -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itation-background" style:family="presentation">
      <style:graphic-properties draw:stroke="none" draw:fill="solid" draw:fill-color="#ffffff"/>
      <style:text-properties style:letter-kerning="true"/>
    </style:style>
    <style:style style:name="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tation-outline1" style:family="presentation">
      <style:graphic-properties draw:stroke="none" draw:fill="none" draw:auto-grow-height="false" draw:fit-to-size="shrink-to-fit" style:shrink-to-fit="true">
        <text:list-style style:name="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itation-outline2" style:family="presentation" style:parent-style-name="Cita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itation-outline3" style:family="presentation" style:parent-style-name="Cita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itation-outline4" style:family="presentation" style:parent-style-name="Cita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itation-outline5" style:family="presentation" style:parent-style-name="Citation-outline4">
      <style:paragraph-properties fo:margin-top="0.1cm" fo:margin-bottom="0cm"/>
      <style:text-properties fo:font-size="20pt" style:font-size-asian="20pt" style:font-size-complex="20pt"/>
    </style:style>
    <style:style style:name="Citation-outline6" style:family="presentation" style:parent-style-name="Citation-outline5">
      <style:paragraph-properties fo:margin-top="0.1cm" fo:margin-bottom="0cm"/>
      <style:text-properties fo:font-size="20pt" style:font-size-asian="20pt" style:font-size-complex="20pt"/>
    </style:style>
    <style:style style:name="Citation-outline7" style:family="presentation" style:parent-style-name="Citation-outline6">
      <style:paragraph-properties fo:margin-top="0.1cm" fo:margin-bottom="0cm"/>
      <style:text-properties fo:font-size="20pt" style:font-size-asian="20pt" style:font-size-complex="20pt"/>
    </style:style>
    <style:style style:name="Citation-outline8" style:family="presentation" style:parent-style-name="Citation-outline7">
      <style:paragraph-properties fo:margin-top="0.1cm" fo:margin-bottom="0cm"/>
      <style:text-properties fo:font-size="20pt" style:font-size-asian="20pt" style:font-size-complex="20pt"/>
    </style:style>
    <style:style style:name="Citation-outline9" style:family="presentation" style:parent-style-name="Citation-outline8">
      <style:paragraph-properties fo:margin-top="0.1cm" fo:margin-bottom="0cm"/>
      <style:text-properties fo:font-size="20pt" style:font-size-asian="20pt" style:font-size-complex="20pt"/>
    </style:style>
    <style:style style:name="Citation-subtitle" style:family="presentation">
      <style:graphic-properties draw:stroke="none" draw:fill="none" draw:textarea-vertical-align="middle">
        <text:list-style style:name="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tation-title" style:family="presentation">
      <style:graphic-properties draw:stroke="none" draw:fill="none" draw:textarea-vertical-align="middle">
        <text:list-style style:name="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hoto_20_-_20_Titre-background" style:display-name="Photo - Titre-background" style:family="presentation">
      <style:graphic-properties draw:stroke="none" draw:fill="bitmap" draw:fill-image-name="msFillBitmap_20_1" draw:fill-image-width="15.847cm" draw:fill-image-height="15.847cm" style:repeat="repeat" draw:fill-image-ref-point-x="0%" draw:fill-image-ref-point-y="0%" draw:fill-image-ref-point="top-left"/>
      <style:text-properties style:letter-kerning="true"/>
    </style:style>
    <style:style style:name="Photo_20_-_20_Titre-backgroundobjects" style:display-name="Photo -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Titre-notes" style:display-name="Photo -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Titre-outline1" style:display-name="Photo - Titre-outline1" style:family="presentation">
      <style:graphic-properties draw:stroke="none" draw:fill="none" draw:auto-grow-height="false" draw:fit-to-size="shrink-to-fit" style:shrink-to-fit="true">
        <text:list-style style:name="Photo_20_-_20_Titre-outline1" style:display-name="Photo -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hoto_20_-_20_Titre-outline2" style:display-name="Photo - Titre-outline2" style:family="presentation" style:parent-style-name="Photo_20_-_20_Titr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hoto_20_-_20_Titre-outline3" style:display-name="Photo - Titre-outline3" style:family="presentation" style:parent-style-name="Photo_20_-_20_Titr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hoto_20_-_20_Titre-outline4" style:display-name="Photo - Titre-outline4" style:family="presentation" style:parent-style-name="Photo_20_-_20_Titr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hoto_20_-_20_Titre-outline5" style:display-name="Photo - Titre-outline5" style:family="presentation" style:parent-style-name="Photo_20_-_20_Titre-outline4">
      <style:paragraph-properties fo:margin-top="0.1cm" fo:margin-bottom="0cm"/>
      <style:text-properties fo:font-size="20pt" style:font-size-asian="20pt" style:font-size-complex="20pt"/>
    </style:style>
    <style:style style:name="Photo_20_-_20_Titre-outline6" style:display-name="Photo - Titre-outline6" style:family="presentation" style:parent-style-name="Photo_20_-_20_Titre-outline5">
      <style:paragraph-properties fo:margin-top="0.1cm" fo:margin-bottom="0cm"/>
      <style:text-properties fo:font-size="20pt" style:font-size-asian="20pt" style:font-size-complex="20pt"/>
    </style:style>
    <style:style style:name="Photo_20_-_20_Titre-outline7" style:display-name="Photo - Titre-outline7" style:family="presentation" style:parent-style-name="Photo_20_-_20_Titre-outline6">
      <style:paragraph-properties fo:margin-top="0.1cm" fo:margin-bottom="0cm"/>
      <style:text-properties fo:font-size="20pt" style:font-size-asian="20pt" style:font-size-complex="20pt"/>
    </style:style>
    <style:style style:name="Photo_20_-_20_Titre-outline8" style:display-name="Photo - Titre-outline8" style:family="presentation" style:parent-style-name="Photo_20_-_20_Titre-outline7">
      <style:paragraph-properties fo:margin-top="0.1cm" fo:margin-bottom="0cm"/>
      <style:text-properties fo:font-size="20pt" style:font-size-asian="20pt" style:font-size-complex="20pt"/>
    </style:style>
    <style:style style:name="Photo_20_-_20_Titre-outline9" style:display-name="Photo - Titre-outline9" style:family="presentation" style:parent-style-name="Photo_20_-_20_Titre-outline8">
      <style:paragraph-properties fo:margin-top="0.1cm" fo:margin-bottom="0cm"/>
      <style:text-properties fo:font-size="20pt" style:font-size-asian="20pt" style:font-size-complex="20pt"/>
    </style:style>
    <style:style style:name="Photo_20_-_20_Titre-subtitle" style:display-name="Photo - Titre-subtitle" style:family="presentation">
      <style:graphic-properties draw:stroke="none" draw:fill="none" draw:textarea-vertical-align="middle">
        <text:list-style style:name="Photo_20_-_20_Titre-subtitle" style:display-name="Photo -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Titre-title" style:display-name="Photo - Titre-title" style:family="presentation">
      <style:graphic-properties draw:stroke="none" draw:fill="none" draw:textarea-vertical-align="middle">
        <text:list-style style:name="Photo_20_-_20_Titre-title" style:display-name="Photo -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04e9b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1" draw:fill-image-width="15.847cm" draw:fill-image-height="15.847cm" style:repeat="repeat" draw:fill-image-ref-point-x="0%" draw:fill-image-ref-point-y="0%" draw:fill-image-ref-point="top-left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9cm, 0cm, 0.39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re_20_-_20_Centré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8" style:family="presentation" style:parent-style-name="Titre_20_-_20_Centré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re_20_-_20_Centré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re_20_Undraw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11" style:family="presentation" style:parent-style-name="Titre_20_Undraw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re_20_Undraw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re_20_-_20_Corps_20_Undraw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14" style:family="presentation" style:parent-style-name="Titre_20_-_20_Corps_20_Undraw_20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re_20_-_20_Corps_20_Undraw_20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Photo_20_pleine_20_pag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17" style:family="presentation" style:parent-style-name="Photo_20_pleine_20_page-backgroundobjects">
      <style:graphic-properties draw:stroke="none" draw:fill="none" draw:fill-color="#ffffff" draw:auto-grow-height="false" fo:min-height="1.27cm"/>
    </style:style>
    <style:style style:name="Mpr18" style:family="presentation" style:parent-style-name="Photo_20_pleine_20_page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re_20_-_20_Corps_20_Undraw_20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20" style:family="presentation" style:parent-style-name="Titre_20_-_20_Corps_20_Undraw_20_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re_20_-_20_Corps_20_Undraw_20_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re_20_-_20_Corps_20_Undraw_20_4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23" style:family="presentation" style:parent-style-name="Titre_20_-_20_Corps_20_Undraw_20_4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re_20_-_20_Corps_20_Undraw_20_4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itre_20_-_20_Puce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26" style:family="presentation" style:parent-style-name="Titre_20_-_20_Puces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re_20_-_20_Puces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Citatio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29" style:family="presentation" style:parent-style-name="Cita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ita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Photo_20_-_20_Titr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32" style:family="presentation" style:parent-style-name="Photo_20_-_20_Titre-backgroundobjects">
      <style:graphic-properties draw:stroke="none" draw:fill="none" draw:fill-color="#ffffff" draw:auto-grow-height="false" fo:min-height="1.27cm"/>
    </style:style>
    <style:style style:name="Mpr33" style:family="presentation" style:parent-style-name="Photo_20_-_20_Titr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" fo:font-size="8pt" fo:letter-spacing="normal" fo:font-style="normal" style:text-underline-style="none" fo:font-weight="normal" style:font-name-asian="Helvetica Neue Light" style:font-size-asian="8pt" style:font-style-asian="normal" style:font-weight-asian="normal" style:font-name-complex="Helvetica Neue Light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15.328cm" svg:height="4.836cm" svg:x="3.75cm" svg:y="2.4cm" presentation:class="title" presentation:placeholder="true" presentation:user-transformed="true">
        <draw:text-box/>
      </draw:frame>
      <draw:frame draw:name="Google Shape;56;p14" presentation:style-name="TITLE-outline1" draw:layer="backgroundobjects" svg:width="15.328cm" svg:height="1.655cm" svg:x="3.75cm" svg:y="7.386cm" presentation:class="outline" presentation:placeholder="true" presentation:user-transformed="true">
        <draw:text-box/>
      </draw:frame>
      <draw:frame draw:name="Google Shape;57;p14" presentation:style-name="Mpr1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59;p15" presentation:style-name="TITLE_5f_AND_5f_BODY-title" draw:layer="backgroundobjects" svg:width="15.328cm" svg:height="4.836cm" svg:x="3.75cm" svg:y="0.889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8.803cm" svg:height="1.655cm" svg:x="3.75cm" svg:y="6.241cm" presentation:class="outline" presentation:placeholder="true" presentation:user-transformed="true">
        <draw:text-box/>
      </draw:frame>
      <draw:frame draw:name="Google Shape;61;p15" draw:style-name="Mgr3" draw:text-style-name="MP7" draw:layer="backgroundobjects" svg:width="11.488cm" svg:height="8.441cm" svg:x="13.125cm" svg:y="5.019cm">
        <draw:image xlink:href="Pictures/100002010000044900000326226255E1882DFE2C.png" xlink:type="simple" xlink:show="embed" xlink:actuate="onLoad">
          <text:p/>
        </draw:image>
      </draw:frame>
      <draw:frame draw:name="Google Shape;62;p15" presentation:style-name="Mpr4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-_20_Centré" style:display-name="Titre - Centré" style:page-layout-name="PM1" draw:style-name="Mdp1">
      <draw:frame draw:name="Google Shape;64;p16" presentation:style-name="Titre_20_-_20_Centré-title" draw:layer="backgroundobjects" svg:width="15.328cm" svg:height="4.836cm" svg:x="3.75cm" svg:y="4.725cm" presentation:class="title" presentation:placeholder="true" presentation:user-transformed="true">
        <draw:text-box/>
      </draw:frame>
      <draw:frame draw:name="Google Shape;65;p16" presentation:style-name="Mpr7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re_20_-_20_Centré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re_20_-_20_Centré-title" draw:layer="backgroundobjects" svg:width="16.931cm" svg:height="9.524cm" svg:x="1.059cm" svg:y="1.93cm" presentation:class="page"/>
        <draw:frame presentation:style-name="Titre_20_-_20_Centré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Undraw" style:display-name="Titre Undraw" style:page-layout-name="PM1" draw:style-name="Mdp2">
      <draw:frame draw:name="Google Shape;67;p17" presentation:style-name="Titre_20_Undraw-title" draw:layer="backgroundobjects" svg:width="15.328cm" svg:height="4.836cm" svg:x="3cm" svg:y="1.488cm" presentation:class="title" presentation:placeholder="true" presentation:user-transformed="true">
        <draw:text-box/>
      </draw:frame>
      <draw:frame draw:name="Google Shape;68;p17" draw:style-name="Mgr3" draw:text-style-name="MP7" draw:layer="backgroundobjects" svg:width="9.403cm" svg:height="7.1cm" svg:x="15cm" svg:y="6.53cm">
        <draw:image xlink:href="Pictures/10000201000004730000035C77EF83B9C8D1B6B1.png" xlink:type="simple" xlink:show="embed" xlink:actuate="onLoad">
          <text:p/>
        </draw:image>
      </draw:frame>
      <draw:frame draw:name="Google Shape;69;p17" presentation:style-name="Mpr10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re_20_Undraw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re_20_Undraw-title" draw:layer="backgroundobjects" svg:width="16.931cm" svg:height="9.524cm" svg:x="1.059cm" svg:y="1.93cm" presentation:class="page"/>
        <draw:frame presentation:style-name="Titre_20_Undraw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-_20_Corps_20_Undraw_20_1" style:display-name="Titre - Corps Undraw 1" style:page-layout-name="PM1" draw:style-name="Mdp2">
      <draw:frame draw:name="Google Shape;71;p18" presentation:style-name="Titre_20_-_20_Corps_20_Undraw_20_1-title" draw:layer="backgroundobjects" svg:width="16.258cm" svg:height="3.162cm" svg:x="3cm" svg:y="0.372cm" presentation:class="title" presentation:placeholder="true" presentation:user-transformed="true">
        <draw:text-box/>
      </draw:frame>
      <draw:frame draw:name="Google Shape;72;p18" presentation:style-name="Titre_20_-_20_Corps_20_Undraw_20_1-outline1" draw:layer="backgroundobjects" svg:width="16.258cm" svg:height="9.208cm" svg:x="3cm" svg:y="3.795cm" presentation:class="outline" presentation:placeholder="true" presentation:user-transformed="true">
        <draw:text-box/>
      </draw:frame>
      <draw:frame draw:name="Google Shape;73;p18" draw:style-name="Mgr3" draw:text-style-name="MP7" draw:layer="backgroundobjects" svg:width="7.499cm" svg:height="4.051cm" svg:x="17.039cm" svg:y="9.236cm">
        <draw:image xlink:href="Pictures/10000201000004780000026A07CA0C4037BF2728.png" xlink:type="simple" xlink:show="embed" xlink:actuate="onLoad">
          <text:p/>
        </draw:image>
      </draw:frame>
      <draw:frame draw:name="Google Shape;74;p18" presentation:style-name="Mpr13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re_20_-_20_Corps_20_Undraw_20_1-title" draw:layer="backgroundobjects" svg:width="16.931cm" svg:height="9.524cm" svg:x="1.059cm" svg:y="1.93cm" presentation:class="page"/>
        <draw:frame presentation:style-name="Titre_20_-_20_Corps_20_Undraw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hoto_20_pleine_20_page" style:display-name="Photo pleine page" style:page-layout-name="PM1" draw:style-name="Mdp2">
      <draw:frame draw:name="Google Shape;76;p19" presentation:style-name="Photo_20_pleine_20_page-outline1" draw:layer="backgroundobjects" svg:width="25.797cm" svg:height="14.437cm" svg:x="-0.199cm" svg:y="-0.075cm" presentation:class="outline" presentation:placeholder="true" presentation:user-transformed="true">
        <draw:text-box/>
      </draw:frame>
      <draw:frame draw:name="Google Shape;77;p19" presentation:style-name="Mpr16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Photo_20_pleine_20_pag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Photo_20_pleine_20_page-title" draw:layer="backgroundobjects" svg:width="16.931cm" svg:height="9.524cm" svg:x="1.059cm" svg:y="1.93cm" presentation:class="page"/>
        <draw:frame presentation:style-name="Photo_20_pleine_20_pag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-_20_Corps_20_Undraw_20_2" style:display-name="Titre - Corps Undraw 2" style:page-layout-name="PM1" draw:style-name="Mdp2">
      <draw:frame draw:name="Google Shape;79;p20" presentation:style-name="Titre_20_-_20_Corps_20_Undraw_20_2-title" draw:layer="backgroundobjects" svg:width="16.258cm" svg:height="3.162cm" svg:x="3cm" svg:y="0.372cm" presentation:class="title" presentation:placeholder="true" presentation:user-transformed="true">
        <draw:text-box/>
      </draw:frame>
      <draw:frame draw:name="Google Shape;80;p20" presentation:style-name="Titre_20_-_20_Corps_20_Undraw_20_2-outline1" draw:layer="backgroundobjects" svg:width="16.258cm" svg:height="9.208cm" svg:x="3cm" svg:y="3.795cm" presentation:class="outline" presentation:placeholder="true" presentation:user-transformed="true">
        <draw:text-box/>
      </draw:frame>
      <draw:frame draw:name="Google Shape;81;p20" draw:style-name="Mgr4" draw:text-style-name="MP7" draw:layer="backgroundobjects" svg:width="7.499cm" svg:height="5.662cm" svg:x="16.676cm" svg:y="7.795cm">
        <draw:image xlink:href="Pictures/100002010000044900000326226255E1882DFE2C.png" xlink:type="simple" xlink:show="embed" xlink:actuate="onLoad">
          <text:p/>
        </draw:image>
      </draw:frame>
      <draw:frame draw:name="Google Shape;82;p20" presentation:style-name="Mpr19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re_20_-_20_Corps_20_Undraw_20_2-title" draw:layer="backgroundobjects" svg:width="16.931cm" svg:height="9.524cm" svg:x="1.059cm" svg:y="1.93cm" presentation:class="page"/>
        <draw:frame presentation:style-name="Titre_20_-_20_Corps_20_Undraw_20_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-_20_Corps_20_Undraw_20_4" style:display-name="Titre - Corps Undraw 4" style:page-layout-name="PM1" draw:style-name="Mdp2">
      <draw:frame draw:name="Google Shape;84;p21" presentation:style-name="Titre_20_-_20_Corps_20_Undraw_20_4-title" draw:layer="backgroundobjects" svg:width="16.258cm" svg:height="3.162cm" svg:x="3cm" svg:y="0.372cm" presentation:class="title" presentation:placeholder="true" presentation:user-transformed="true">
        <draw:text-box/>
      </draw:frame>
      <draw:frame draw:name="Google Shape;85;p21" presentation:style-name="Titre_20_-_20_Corps_20_Undraw_20_4-outline1" draw:layer="backgroundobjects" svg:width="16.258cm" svg:height="9.208cm" svg:x="3cm" svg:y="3.795cm" presentation:class="outline" presentation:placeholder="true" presentation:user-transformed="true">
        <draw:text-box/>
      </draw:frame>
      <draw:frame draw:name="Google Shape;86;p21" draw:style-name="Mgr3" draw:text-style-name="MP7" draw:layer="backgroundobjects" svg:width="7.343cm" svg:height="4.872cm" svg:x="16.875cm" svg:y="8.422cm">
        <draw:image xlink:href="Pictures/100002010000041C000002BA69739496115BCD1D.png" xlink:type="simple" xlink:show="embed" xlink:actuate="onLoad">
          <text:p/>
        </draw:image>
      </draw:frame>
      <draw:frame draw:name="Google Shape;87;p21" presentation:style-name="Mpr22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re_20_-_20_Corps_20_Undraw_20_4-title" draw:layer="backgroundobjects" svg:width="16.931cm" svg:height="9.524cm" svg:x="1.059cm" svg:y="1.93cm" presentation:class="page"/>
        <draw:frame presentation:style-name="Titre_20_-_20_Corps_20_Undraw_20_4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-_20_Puces" style:display-name="Titre - Puces" style:page-layout-name="PM1" draw:style-name="Mdp1">
      <draw:frame draw:name="Google Shape;89;p22" presentation:style-name="Titre_20_-_20_Puces-title" draw:layer="backgroundobjects" svg:width="16.258cm" svg:height="3.162cm" svg:x="3cm" svg:y="0.372cm" presentation:class="title" presentation:placeholder="true" presentation:user-transformed="true">
        <draw:text-box/>
      </draw:frame>
      <draw:frame draw:name="Google Shape;90;p22" presentation:style-name="Titre_20_-_20_Puces-outline1" draw:layer="backgroundobjects" svg:width="16.258cm" svg:height="9.208cm" svg:x="3cm" svg:y="3.795cm" presentation:class="outline" presentation:placeholder="true" presentation:user-transformed="true">
        <draw:text-box/>
      </draw:frame>
      <draw:frame draw:name="Google Shape;91;p22" presentation:style-name="Mpr25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re_20_-_20_Puces-title" draw:layer="backgroundobjects" svg:width="16.931cm" svg:height="9.524cm" svg:x="1.059cm" svg:y="1.93cm" presentation:class="page"/>
        <draw:frame presentation:style-name="Titre_20_-_20_Puces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itation" style:page-layout-name="PM1" draw:style-name="Mdp2">
      <draw:frame draw:name="Google Shape;93;p23" draw:style-name="Mgr3" draw:text-style-name="MP7" draw:layer="backgroundobjects" svg:width="25.399cm" svg:height="7.39cm" svg:x="0cm" svg:y="3.448cm">
        <draw:image xlink:href="Pictures/10000201000002D1000000D718822B32956F20EA.png" xlink:type="simple" xlink:show="embed" xlink:actuate="onLoad">
          <text:p/>
        </draw:image>
      </draw:frame>
      <draw:frame draw:name="Google Shape;94;p23" presentation:style-name="Citation-outline1" draw:layer="backgroundobjects" svg:width="15.328cm" svg:height="0.73cm" svg:x="5.035cm" svg:y="9.32cm" presentation:class="outline" presentation:placeholder="true" presentation:user-transformed="true">
        <draw:text-box/>
      </draw:frame>
      <draw:frame draw:name="Google Shape;95;p23" presentation:style-name="Citation-outline1" draw:layer="backgroundobjects" svg:width="15.328cm" svg:height="4.814cm" svg:x="5.035cm" svg:y="4.271cm" presentation:class="outline" presentation:placeholder="true" presentation:user-transformed="true">
        <draw:text-box/>
      </draw:frame>
      <draw:frame draw:name="Google Shape;96;p23" presentation:style-name="Mpr28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Cita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itation-title" draw:layer="backgroundobjects" svg:width="16.931cm" svg:height="9.524cm" svg:x="1.059cm" svg:y="1.93cm" presentation:class="page"/>
        <draw:frame presentation:style-name="Cita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hoto_20_-_20_Titre" style:display-name="Photo - Titre" style:page-layout-name="PM1" draw:style-name="Mdp3">
      <draw:frame draw:name="Google Shape;98;p24" presentation:style-name="Photo_20_-_20_Titre-outline1" draw:layer="backgroundobjects" svg:width="22.089cm" svg:height="10.775cm" svg:x="1.655cm" svg:y="2.989cm" presentation:class="outline" presentation:placeholder="true" presentation:user-transformed="true">
        <draw:text-box/>
      </draw:frame>
      <draw:frame draw:name="Google Shape;99;p24" presentation:style-name="Photo_20_-_20_Titre-outline1" draw:layer="backgroundobjects" svg:width="16.258cm" svg:height="3.162cm" svg:x="3cm" svg:y="0.372cm" presentation:class="outline" presentation:placeholder="true" presentation:user-transformed="true">
        <draw:text-box/>
      </draw:frame>
      <draw:frame draw:name="Google Shape;100;p24" presentation:style-name="Mpr31" draw:text-style-name="MP6" draw:layer="backgroundobjects" svg:width="0.485cm" svg:height="0.497cm" svg:x="12.452cm" svg:y="13.61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Photo_20_-_20_Tit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Photo_20_-_20_Titre-title" draw:layer="backgroundobjects" svg:width="16.931cm" svg:height="9.524cm" svg:x="1.059cm" svg:y="1.93cm" presentation:class="page"/>
        <draw:frame presentation:style-name="Photo_20_-_20_Titre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1"/>
    <meta:generator>LibreOfficeDev/6.0.5.2$Linux_X86_64 LibreOffice_project/</meta:generator>
  </office:meta>
</office:document-meta>
</file>